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urn in proposal to Dr Phipps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Phipps</text:p>
          </table:table-cell>
          <table:table-cell/>
          <table:table-cell office:value-type="string" calcext:value-type="string">
            <text:p>signing of proposal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/>
          <table:table-cell office:value-type="string" calcext:value-type="string">
            <text:p>accepting delivery of lumber and unplugging sprinker line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anning reciept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 Alle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 and 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Updating time sheet</text:p>
          </table:table-cell>
          <table:table-cell table:style-name="ce4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tain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ropping off letter of recommendation envelopes</text:p>
          </table:table-cell>
          <table:table-cell table:style-name="ce4" office:value-type="date" office:date-value="2017-09-11" calcext:value-type="date">
            <text:p>09/11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2:57:22.304633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11T12:57:48.901916166</dc:date>
    <meta:editing-duration>P1DT21H12M13S</meta:editing-duration>
    <meta:editing-cycles>35</meta:editing-cycles>
    <meta:generator>LibreOffice/5.4.1.2.0$Linux_X86_64 LibreOffice_project/40m0$Build-2</meta:generator>
    <meta:document-statistic meta:table-count="1" meta:cell-count="420" meta:object-count="0"/>
  </office:meta>
</office:document-meta>
</file>